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 officeooo:rsid="0025f335" officeooo:paragraph-rsid="0025f335" style:language-asian="zxx" style:country-asian="none" style:language-complex="zxx" style:country-complex="none"/>
    </style:style>
    <style:style style:name="P2" style:family="paragraph" style:parent-style-name="Standard">
      <style:text-properties officeooo:rsid="00275a28" officeooo:paragraph-rsid="00275a28"/>
    </style:style>
    <style:style style:name="P3" style:family="paragraph" style:parent-style-name="Standard">
      <style:text-properties fo:language="fr" fo:country="FR" officeooo:rsid="002423ca" officeooo:paragraph-rsid="002423ca" style:language-asian="zxx" style:country-asian="none" style:language-complex="zxx" style:country-complex="none"/>
    </style:style>
    <style:style style:name="P4" style:family="paragraph" style:parent-style-name="Standard">
      <style:text-properties fo:language="fr" fo:country="FR" officeooo:rsid="001f725a" officeooo:paragraph-rsid="001f725a" style:language-asian="zxx" style:country-asian="none" style:language-complex="zxx" style:country-complex="none"/>
    </style:style>
    <style:style style:name="P5" style:family="paragraph" style:parent-style-name="Standard">
      <style:text-properties fo:language="fr" fo:country="FR" officeooo:rsid="0022c7c9" officeooo:paragraph-rsid="0022c7c9" style:language-asian="zxx" style:country-asian="none" style:language-complex="zxx" style:country-complex="none"/>
    </style:style>
    <style:style style:name="P6" style:family="paragraph" style:parent-style-name="Standard">
      <style:text-properties fo:language="fr" fo:country="FR" officeooo:rsid="0025f335" officeooo:paragraph-rsid="0025f335" style:language-asian="zxx" style:country-asian="none" style:language-complex="zxx" style:country-complex="none"/>
    </style:style>
    <style:style style:name="P7" style:family="paragraph" style:parent-style-name="Standard">
      <style:text-properties fo:language="fr" fo:country="FR" officeooo:rsid="00275a28" officeooo:paragraph-rsid="00275a28" style:language-asian="zxx" style:country-asian="none" style:language-complex="zxx" style:country-complex="none"/>
    </style:style>
    <style:style style:name="P8" style:family="paragraph" style:parent-style-name="Standard">
      <style:text-properties fo:language="fr" fo:country="FR" officeooo:rsid="002770ed" officeooo:paragraph-rsid="002770ed" style:language-asian="zxx" style:country-asian="none" style:language-complex="zxx" style:country-complex="none"/>
    </style:style>
    <style:style style:name="P9" style:family="paragraph" style:parent-style-name="Standard">
      <style:text-properties fo:language="fr" fo:country="FR" officeooo:rsid="0028b616" officeooo:paragraph-rsid="0028b616" style:language-asian="zxx" style:country-asian="none" style:language-complex="zxx" style:country-complex="none"/>
    </style:style>
    <style:style style:name="P10" style:family="paragraph" style:parent-style-name="Standard">
      <style:paragraph-properties fo:break-before="page"/>
      <style:text-properties fo:language="fr" fo:country="FR" officeooo:rsid="00275a28" officeooo:paragraph-rsid="00275a28" style:language-asian="zxx" style:country-asian="none" style:language-complex="zxx" style:country-complex="none"/>
    </style:style>
    <style:style style:name="P11" style:family="paragraph" style:parent-style-name="Standard">
      <style:paragraph-properties fo:break-before="page"/>
      <style:text-properties fo:language="fr" fo:country="FR" officeooo:rsid="002423ca" officeooo:paragraph-rsid="002423ca" style:language-asian="zxx" style:country-asian="none" style:language-complex="zxx" style:country-complex="none"/>
    </style:style>
    <style:style style:name="P12" style:family="paragraph" style:parent-style-name="Standard">
      <style:text-properties fo:language="fr" fo:country="FR" officeooo:rsid="0028b616" officeooo:paragraph-rsid="0028b616" style:language-asian="zxx" style:country-asian="none" style:language-complex="zxx" style:country-complex="none"/>
    </style:style>
    <style:style style:name="P13" style:family="paragraph" style:parent-style-name="Standard">
      <style:text-properties fo:language="fr" fo:country="FR" officeooo:rsid="0029c255" officeooo:paragraph-rsid="0029c255" style:language-asian="zxx" style:country-asian="none" style:language-complex="zxx" style:country-complex="none"/>
    </style:style>
    <style:style style:name="P14" style:family="paragraph" style:parent-style-name="Standard">
      <style:text-properties fo:language="fr" fo:country="FR" officeooo:rsid="00275a28" officeooo:paragraph-rsid="00275a28" style:language-asian="zxx" style:country-asian="none" style:language-complex="zxx" style:country-complex="none"/>
    </style:style>
    <style:style style:name="P15" style:family="paragraph" style:parent-style-name="Standard">
      <style:text-properties fo:language="fr" fo:country="FR" officeooo:rsid="002aa09b" officeooo:paragraph-rsid="002aa09b" style:language-asian="zxx" style:country-asian="none" style:language-complex="zxx" style:country-complex="none"/>
    </style:style>
    <style:style style:name="P16" style:family="paragraph" style:parent-style-name="Standard">
      <style:text-properties fo:language="fr" fo:country="FR" officeooo:rsid="002cd941" officeooo:paragraph-rsid="002cd941" style:language-asian="zxx" style:country-asian="none" style:language-complex="zxx" style:country-complex="none"/>
    </style:style>
    <style:style style:name="T1" style:family="text">
      <style:text-properties officeooo:rsid="0024ed2a"/>
    </style:style>
    <style:style style:name="T2" style:family="text">
      <style:text-properties fo:language="fr" fo:country="FR" style:language-asian="zxx" style:country-asian="none" style:language-complex="zxx" style:country-complex="none"/>
    </style:style>
    <style:style style:name="T3" style:family="text">
      <style:text-properties officeooo:rsid="002770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6/02</text:p>
      <text:p text:style-name="P4"/>
      <text:p text:style-name="P4">Lena</text:p>
      <text:p text:style-name="P4">cd2A</text:p>
      <text:p text:style-name="P4">chargé de devellopement d'action associative</text:p>
      <text:p text:style-name="P4"/>
      <text:p text:style-name="P4"/>
      <text:p text:style-name="P5">3A588C39C45FF992E8A6337CF2</text:p>
      <text:p text:style-name="P5"/>
      <text:p text:style-name="P3">appel au cicat de Lor<text:span text:style-name="T3">r</text:span>aine /répondeur envois de mail</text:p>
      <text:p text:style-name="P3"/>
      <text:p text:style-name="P3">CCI COTES D'ARMOR (SIEGE)</text:p>
      <text:p text:style-name="P3">16 Rue de Guernesey - CS 10514</text:p>
      <text:p text:style-name="P3">22 005 ST BRIEUC Cedex 1</text:p>
      <text:p text:style-name="P3">Tél. 02.96.78.62.00 - Fax: 02 96 78 62 10</text:p>
      <text:p text:style-name="P3"/>
      <text:p text:style-name="P3">savoir si un nom est pris </text:p>
      <text:p text:style-name="P3">inpi <text:span text:style-name="T1">fausse piste</text:span></text:p>
      <text:p text:style-name="P3"/>
      <text:p text:style-name="P6">envoi d'un mail au cicat Lorraine </text:p>
      <text:p text:style-name="P6"/>
      <text:p text:style-name="P6">a faire une boite mail CICAT 22 après vérification </text:p>
      <text:p text:style-name="P6"/>
      <text:p text:style-name="P6">Wireframe</text:p>
      <text:p text:style-name="P6">image avec writemap</text:p>
      <text:p text:style-name="P6"/>
      <text:p text:style-name="P6">foundation</text:p>
      <text:p text:style-name="P6"/>
      <text:p text:style-name="P8">différent moyen d’acces au site suivants le type de handicap</text:p>
      <text:p text:style-name="P8">avec pictogramme pour choisir la version du site </text:p>
      <text:p text:style-name="P9">site qui est facilement utilisable avec les <text:span text:style-name="T3">option </text:span>d’ergonomie<text:span text:style-name="T3"> de </text:span>Windows</text:p>
      <text:p text:style-name="P9"><text:a xlink:type="simple" xlink:href="http://www.mediaforma.com/windows-10-options-dergonomie/" text:style-name="Internet_20_link" text:visited-style-name="Visited_20_Internet_20_Link">http://www.mediaforma.com/windows-10-options-dergonomie/</text:a></text:p>
      <text:p text:style-name="P9"/>
      <text:p text:style-name="P9">exemple site de plerin version telephone</text:p>
      <text:p text:style-name="P9"/>
      <text:p text:style-name="P13">mdph handicap Normandie</text:p>
      <text:p text:style-name="P13"/>
      <text:p text:style-name="P15">ergotherapeutes pour la navigation ?</text:p>
      <text:p text:style-name="P15"/>
      <text:p text:style-name="P15">Faire des </text:p>
      <text:p text:style-name="P15">gros bouton pour la navigation </text:p>
      <text:p text:style-name="P15"/>
      <text:p text:style-name="P16">reproduire un fonctionnement tel que « yahoo answers » <text:s/>à la place du forum ?</text:p>
      <text:p text:style-name="P16"/>
      <text:p text:style-name="P16"/>
      <text:p text:style-name="P15"/>
      <text:p text:style-name="P13"/>
      <text:p text:style-name="P13"/>
      <text:p text:style-name="P9"/>
      <text:p text:style-name="P6"/>
      <text:p text:style-name="P6"/>
      <text:p text:style-name="P6"/>
      <text:p text:style-name="P10">page emploi </text:p>
      <text:p text:style-name="P7"/>
      <text:p text:style-name="P7">réinsertion dans la société passe par l'aide à la recherche d'emploi</text:p>
      <text:p text:style-name="P2"><text:a xlink:type="simple" xlink:href="http://www.osonslegalite.fr/" text:style-name="Internet_20_link" text:visited-style-name="Visited_20_Internet_20_Link">http://www.osonslegalite.fr</text:a><text:span text:style-name="T2"> ---&gt; CONTACT Adrien </text:span></text:p>
      <text:p text:style-name="P7">Sauer Bénédicte</text:p>
      <text:p text:style-name="P7">0296781486</text:p>
      <text:p text:style-name="P2"><text:a xlink:type="simple" xlink:href="mailto:benedicte.sauer@osonslegalite.fr" text:style-name="Internet_20_link" text:visited-style-name="Visited_20_Internet_20_Link"><text:span text:style-name="T2">benedicte.sauer@osonslegalite.fr</text:span></text:a></text:p>
      <text:p text:style-name="P7">elle se trouve au carré Rosengard</text:p>
      <text:p text:style-name="P13"><text:a xlink:type="simple" xlink:href="https://www.handicap-job.com/recherche/avancee" text:style-name="Internet_20_link" text:visited-style-name="Visited_20_Internet_20_Link">https://www.handicap-job.com/recherche/avancee</text:a></text:p>
      <text:p text:style-name="P13">site de recherche d’emploi pour les PESDH</text:p>
      <text:p text:style-name="P7"/>
      <text:p text:style-name="P7"/>
      <text:p text:style-name="P7">apajh22 pyramide 22 </text:p>
      <text:p text:style-name="P7"><text:a xlink:type="simple" xlink:href="http://www.apajh.org/index.php?option=com_content&amp;view=article&amp;id=512&amp;Itemid=1078" text:style-name="Internet_20_link" text:visited-style-name="Visited_20_Internet_20_Link">http://www.apajh.org/index.php?option=com_content&amp;view=article&amp;id=512&amp;Itemid=1078</text:a></text:p>
      <text:p text:style-name="P7"/>
      <text:p text:style-name="P7"/>
      <text:p text:style-name="P1"><text:span text:style-name="Strong_20_Emphasis"><text:line-break/>Pyramide 22 (Association APAJH 22)</text:span></text:p>
      <text:p text:style-name="Text_20_body">• <text:span text:style-name="Strong_20_Emphasis">QUI SOMMES NOUS</text:span></text:p>
      <text:p text:style-name="Text_20_body">  <text:span text:style-name="Strong_20_Emphasis">Pyramide 22</text:span> est un dispositif crée en 1999 par l’Association APAJH 22 visant l’accompagnement vers l’emploi et le maintien sur l’emploi.</text:p>
      <text:p text:style-name="Text_20_body"><text:span text:style-name="Strong_20_Emphasis">• PUBLIC Accueilli</text:span>Personnes majeures Présentant un handicap – Bénéficiaires d’une RQTH (Reconnaissance en Quailté de Travailleur Handicapé) et/ou d’une Orientation professionnelle ESAT• <text:span text:style-name="Strong_20_Emphasis">NOS MISSIONS</text:span></text:p>
      <text:p text:style-name="Text_20_body">Accompagnement des personnes vers et dans l’emploi en milieu ordinaire</text:p>
      <text:p text:style-name="Text_20_body"><text:span text:style-name="Strong_20_Emphasis">Modalités</text:span> : Mise en place d’un accompagnement individualisé : entretiens, mises en situation, contacts avec l’employeur,…<text:line-break/>• <text:span text:style-name="Strong_20_Emphasis">TERRITOIRE</text:span></text:p>
      <text:p text:style-name="Text_20_body">Département des Côtes d’Armor</text:p>
      <text:p text:style-name="Text_20_body">• <text:span text:style-name="Strong_20_Emphasis">INTERVENANTS</text:span></text:p>
      <text:p text:style-name="Text_20_body">Chargée d’insertion professionnelle</text:p>
      <text:p text:style-name="Text_20_body">• <text:span text:style-name="Strong_20_Emphasis">CONTACT</text:span></text:p>
      <text:p text:style-name="Text_20_body">LEGORJU Irène- Chargé de mission</text:p>
      <text:p text:style-name="Text_20_body">02 96 61 77 92<text:line-break/><text:a xlink:type="simple" xlink:href="mailto:irene.legorju@apajh22.org" text:style-name="Internet_20_link" text:visited-style-name="Visited_20_Internet_20_Link">irene.legorju@apajh22.org</text:a></text:p>
      <text:p text:style-name="Text_20_body">Horaires d’ouverture :<text:line-break/>Du Lundi au Vendredi <text:line-break/>9h-12h30 et 13h30-18h</text:p>
      <text:p text:style-name="Text_20_body"/>
      <text:p text:style-name="Text_20_body"><text:line-break/></text:p>
      <text:p text:style-name="P3"/>
      <text:p text:style-name="P3"/>
      <text:p text:style-name="P3"/>
      <text:p text:style-name="P3"/>
      <text:p text:style-name="P11">enseignement</text:p>
      <text:p text:style-name="P3"/>
      <text:p text:style-name="P3">ime Les mauriers Plaintel</text:p>
      <text:p text:style-name="P3"/>
      <text:p text:style-name="P3">Centre jacques Cartie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M15S</meta:editing-duration>
    <meta:editing-cycles>8</meta:editing-cycles>
    <meta:generator>LibreOffice/5.2.4.2$Windows_X86_64 LibreOffice_project/3d5603e1122f0f102b62521720ab13a38a4e0eb0</meta:generator>
    <dc:date>2017-02-16T16:44:39.355000000</dc:date>
    <meta:document-statistic meta:table-count="0" meta:image-count="0" meta:object-count="0" meta:page-count="3" meta:paragraph-count="55" meta:word-count="300" meta:character-count="2159" meta:non-whitespace-character-count="1898"/>
    <meta:user-defined meta:name="Info 1"/>
    <meta:user-defined meta:name="Info 2"/>
    <meta:user-defined meta:name="Info 3"/>
    <meta:user-defined meta:name="Info 4"/>
  </office:meta>
</office:document-meta>
</file>